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b3d" officeooo:paragraph-rsid="00149b3d"/>
    </style:style>
    <style:style style:name="P2" style:family="paragraph" style:parent-style-name="Standard">
      <style:text-properties officeooo:rsid="00149b3d" officeooo:paragraph-rsid="0017d263"/>
    </style:style>
    <style:style style:name="P3" style:family="paragraph" style:parent-style-name="Standard">
      <style:text-properties officeooo:rsid="00149b3d" officeooo:paragraph-rsid="0021f66b"/>
    </style:style>
    <style:style style:name="P4" style:family="paragraph" style:parent-style-name="Standard">
      <style:text-properties officeooo:rsid="00149b3d" officeooo:paragraph-rsid="00350ec1"/>
    </style:style>
    <style:style style:name="P5" style:family="paragraph" style:parent-style-name="Standard">
      <style:text-properties officeooo:rsid="00149b3d" officeooo:paragraph-rsid="004045cd"/>
    </style:style>
    <style:style style:name="P6" style:family="paragraph" style:parent-style-name="Standard">
      <style:text-properties fo:font-weight="normal" officeooo:rsid="00149b3d" officeooo:paragraph-rsid="00149b3d" style:font-weight-asian="normal" style:font-weight-complex="normal"/>
    </style:style>
    <style:style style:name="P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8" style:family="paragraph" style:parent-style-name="Standard">
      <style:text-properties fo:font-weight="normal" officeooo:rsid="00149b3d" officeooo:paragraph-rsid="002f4663" style:font-weight-asian="normal" style:font-weight-complex="normal"/>
    </style:style>
    <style:style style:name="P9" style:family="paragraph" style:parent-style-name="Standard">
      <style:text-properties fo:font-weight="normal" officeooo:rsid="0016c8c1" officeooo:paragraph-rsid="0016c8c1" style:font-weight-asian="normal" style:font-weight-complex="normal"/>
    </style:style>
    <style:style style:name="P10" style:family="paragraph" style:parent-style-name="Standard">
      <style:text-properties fo:font-weight="normal" officeooo:rsid="0023303d" officeooo:paragraph-rsid="0023303d" style:font-weight-asian="normal" style:font-weight-complex="normal"/>
    </style:style>
    <style:style style:name="P11" style:family="paragraph" style:parent-style-name="Standard">
      <style:text-properties fo:font-weight="normal" officeooo:rsid="0029d02e" officeooo:paragraph-rsid="0029d02e" style:font-weight-asian="normal" style:font-weight-complex="normal"/>
    </style:style>
    <style:style style:name="P12" style:family="paragraph" style:parent-style-name="Standard">
      <style:text-properties fo:font-weight="normal" officeooo:rsid="0021f66b" officeooo:paragraph-rsid="0021f66b" style:font-weight-asian="normal" style:font-weight-complex="normal"/>
    </style:style>
    <style:style style:name="P13" style:family="paragraph" style:parent-style-name="Standard">
      <style:text-properties fo:font-weight="normal" officeooo:rsid="002f4663" officeooo:paragraph-rsid="002f4663" style:font-weight-asian="normal" style:font-weight-complex="normal"/>
    </style:style>
    <style:style style:name="P14" style:family="paragraph" style:parent-style-name="Standard">
      <style:text-properties fo:font-weight="normal" officeooo:rsid="00313925" officeooo:paragraph-rsid="00313925" style:font-weight-asian="normal" style:font-weight-complex="normal"/>
    </style:style>
    <style:style style:name="P15" style:family="paragraph" style:parent-style-name="Standard">
      <style:text-properties fo:font-weight="normal" officeooo:rsid="0032d7f4" officeooo:paragraph-rsid="0032d7f4" style:font-weight-asian="normal" style:font-weight-complex="normal"/>
    </style:style>
    <style:style style:name="P16" style:family="paragraph" style:parent-style-name="Standard">
      <style:text-properties officeooo:rsid="001a2f0d" officeooo:paragraph-rsid="001a2f0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07d9d" officeooo:paragraph-rsid="00207d9d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21f66b" officeooo:paragraph-rsid="0021f66b"/>
    </style:style>
    <style:style style:name="P19" style:family="paragraph" style:parent-style-name="Standard">
      <style:text-properties officeooo:rsid="0033c236" officeooo:paragraph-rsid="0033c236"/>
    </style:style>
    <style:style style:name="P20" style:family="paragraph" style:parent-style-name="Standard">
      <style:text-properties officeooo:rsid="00364bfe" officeooo:paragraph-rsid="00364bfe"/>
    </style:style>
    <style:style style:name="P21" style:family="paragraph" style:parent-style-name="Standard">
      <style:text-properties officeooo:rsid="0036fca4" officeooo:paragraph-rsid="0036fca4"/>
    </style:style>
    <style:style style:name="P22" style:family="paragraph" style:parent-style-name="Standard">
      <style:text-properties officeooo:rsid="0039911f" officeooo:paragraph-rsid="0039911f"/>
    </style:style>
    <style:style style:name="P23" style:family="paragraph" style:parent-style-name="Standard">
      <style:text-properties officeooo:rsid="003c745f" officeooo:paragraph-rsid="003c745f"/>
    </style:style>
    <style:style style:name="P24" style:family="paragraph" style:parent-style-name="Standard">
      <style:paragraph-properties fo:break-before="page"/>
      <style:text-properties officeooo:rsid="00149b3d" officeooo:paragraph-rsid="00149b3d"/>
    </style:style>
    <style:style style:name="P25" style:family="paragraph" style:parent-style-name="Standard">
      <style:text-properties fo:font-weight="normal" officeooo:rsid="0032d7f4" officeooo:paragraph-rsid="0016c8c1" style:font-weight-asian="normal" style:font-weight-complex="normal"/>
    </style:style>
    <style:style style:name="P26" style:family="paragraph" style:parent-style-name="Standard">
      <style:text-properties fo:font-weight="normal" officeooo:rsid="0033c236" officeooo:paragraph-rsid="002f4663" style:font-weight-asian="normal" style:font-weight-complex="normal"/>
    </style:style>
    <style:style style:name="P2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28" style:family="paragraph" style:parent-style-name="Standard">
      <style:text-properties officeooo:rsid="003498c1" officeooo:paragraph-rsid="002bf2a6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4240a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c8522" officeooo:paragraph-rsid="004240a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4240ad" style:font-size-asian="12pt" style:font-weight-asian="bold" style:font-size-complex="12pt" style:font-weight-complex="bold"/>
    </style:style>
    <style:style style:name="P32" style:family="paragraph" style:parent-style-name="Heading_20_3">
      <style:text-properties fo:color="#000000" style:font-name="Liberation Serif"/>
    </style:style>
    <style:style style:name="P33" style:family="paragraph" style:parent-style-name="Heading_20_3">
      <style:text-properties fo:color="#000000" style:font-name="Liberation Serif" fo:font-weight="bold" style:font-weight-asian="bold" style:font-weight-complex="bold"/>
    </style:style>
    <style:style style:name="P34" style:family="paragraph" style:parent-style-name="Heading_20_3">
      <style:text-properties fo:color="#000000" style:font-name="Liberation Serif"/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630d8"/>
    </style:style>
    <style:style style:name="T2" style:family="text">
      <style:text-properties officeooo:rsid="00230877"/>
    </style:style>
    <style:style style:name="T3" style:family="text">
      <style:text-properties officeooo:rsid="0023303d"/>
    </style:style>
    <style:style style:name="T4" style:family="text">
      <style:text-properties officeooo:rsid="00240658"/>
    </style:style>
    <style:style style:name="T5" style:family="text">
      <style:text-properties officeooo:rsid="00266321"/>
    </style:style>
    <style:style style:name="T6" style:family="text">
      <style:text-properties officeooo:rsid="00298044"/>
    </style:style>
    <style:style style:name="T7" style:family="text">
      <style:text-properties officeooo:rsid="0029d02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d02e" style:font-weight-asian="bold" style:font-weight-complex="bold"/>
    </style:style>
    <style:style style:name="T10" style:family="text">
      <style:text-properties fo:font-weight="bold" officeooo:rsid="002a862a" style:font-weight-asian="bold" style:font-weight-complex="bold"/>
    </style:style>
    <style:style style:name="T11" style:family="text">
      <style:text-properties fo:font-weight="bold" officeooo:rsid="002dadf6" style:font-weight-asian="bold" style:font-weight-complex="bold"/>
    </style:style>
    <style:style style:name="T12" style:family="text">
      <style:text-properties officeooo:rsid="002a862a"/>
    </style:style>
    <style:style style:name="T13" style:family="text">
      <style:text-properties officeooo:rsid="002dadf6"/>
    </style:style>
    <style:style style:name="T14" style:family="text">
      <style:text-properties officeooo:rsid="002dcfa1"/>
    </style:style>
    <style:style style:name="T15" style:family="text">
      <style:text-properties officeooo:rsid="002f4663"/>
    </style:style>
    <style:style style:name="T16" style:family="text">
      <style:text-properties officeooo:rsid="00313925"/>
    </style:style>
    <style:style style:name="T17" style:family="text">
      <style:text-properties officeooo:rsid="0032d7f4"/>
    </style:style>
    <style:style style:name="T18" style:family="text">
      <style:text-properties officeooo:rsid="003498c1"/>
    </style:style>
    <style:style style:name="T19" style:family="text">
      <style:text-properties officeooo:rsid="00350ec1"/>
    </style:style>
    <style:style style:name="T20" style:family="text">
      <style:text-properties officeooo:rsid="0036fca4"/>
    </style:style>
    <style:style style:name="T21" style:family="text">
      <style:text-properties officeooo:rsid="003e5f61"/>
    </style:style>
    <style:style style:name="T22" style:family="text">
      <style:text-properties officeooo:rsid="004045c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5cd" style:font-style-asian="italic" style:font-style-complex="italic"/>
    </style:style>
    <style:style style:name="T25" style:family="text">
      <style:text-properties officeooo:rsid="0040f8a9"/>
    </style:style>
    <style:style style:name="T26" style:family="text">
      <style:text-properties officeooo:rsid="002fab6e"/>
    </style:style>
    <style:style style:name="T27" style:family="text">
      <style:text-properties officeooo:rsid="002cdadf"/>
    </style:style>
    <style:style style:name="T28" style:family="text">
      <style:text-properties officeooo:rsid="0043165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sers Manual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4119_2008214805" text:style-name="Index_20_Link" text:visited-style-name="Index_20_Link">Requirements<text:tab/>1</text:a></text:p>
          <text:p text:style-name="P35"><text:a xlink:type="simple" xlink:href="#__RefHeading__4704_2008214805" text:style-name="Index_20_Link" text:visited-style-name="Index_20_Link">Login<text:tab/>1</text:a></text:p>
          <text:p text:style-name="P35"><text:a xlink:type="simple" xlink:href="#__RefHeading__4706_2008214805" text:style-name="Index_20_Link" text:visited-style-name="Index_20_Link">Timelog Entry<text:tab/>2</text:a></text:p>
          <text:p text:style-name="P35"><text:a xlink:type="simple" xlink:href="#__RefHeading__4708_2008214805" text:style-name="Index_20_Link" text:visited-style-name="Index_20_Link">Download a Timesheet<text:tab/>3</text:a></text:p>
          <text:p text:style-name="P35"><text:a xlink:type="simple" xlink:href="#__RefHeading__546_1884379684" text:style-name="Index_20_Link" text:visited-style-name="Index_20_Link">Input Integrity<text:tab/>3</text:a></text:p>
          <text:p text:style-name="P35"><text:a xlink:type="simple" xlink:href="#__RefHeading__4710_2008214805" text:style-name="Index_20_Link" text:visited-style-name="Index_20_Link">Close time entry<text:tab/>3</text:a></text:p>
          <text:p text:style-name="P35"><text:a xlink:type="simple" xlink:href="#__RefHeading__4712_2008214805" text:style-name="Index_20_Link" text:visited-style-name="Index_20_Link">Create an Invoice<text:tab/>3</text:a></text:p>
          <text:p text:style-name="P35"><text:a xlink:type="simple" xlink:href="#__RefHeading__319_1596982838" text:style-name="Index_20_Link" text:visited-style-name="Index_20_Link">Set Rates<text:tab/>4</text:a></text:p>
          <text:p text:style-name="P35"><text:a xlink:type="simple" xlink:href="#__RefHeading__258_1998279467" text:style-name="Index_20_Link" text:visited-style-name="Index_20_Link">Add/Inactivate Personnel<text:tab/>4</text:a></text:p>
          <text:p text:style-name="P35"><text:a xlink:type="simple" xlink:href="#__RefHeading__4714_2008214805" text:style-name="Index_20_Link" text:visited-style-name="Index_20_Link">Grant/Revoke Permits<text:tab/>5</text:a></text:p>
        </text:index-body>
      </text:table-of-content>
      <text:p text:style-name="P16"/>
      <text:p text:style-name="P16"/>
      <text:h text:style-name="P32" text:outline-level="3"><text:bookmark-start text:name="__RefHeading__4119_2008214805"/>Requirements<text:bookmark-end text:name="__RefHeading__4119_2008214805"/></text:h>
      <text:p text:style-name="P16"/>
      <text:p text:style-name="P16">If <text:span text:style-name="T6">you have</text:span> trouble opening <text:span text:style-name="T6">a</text:span> browser window, use Chrome or Firefox – both <text:span text:style-name="T6">are</text:span> free <text:span text:style-name="T6">to download</text:span>. <text:s/><text:span text:style-name="T6">Cookies must be set to use the session capability which the system depends upon. <text:s/>Most browsers have cookies set by default. <text:s/>An HTML5 compliant browser is required.</text:span></text:p>
      <text:p text:style-name="P1"/>
      <text:p text:style-name="P1"/>
      <text:h text:style-name="P32" text:outline-level="3"><text:bookmark-start text:name="__RefHeading__4704_2008214805"/>Login<text:bookmark-end text:name="__RefHeading__4704_2008214805"/></text:h>
      <text:p text:style-name="P1"/>
      <text:p text:style-name="P18">The administrator can set a <text:span text:style-name="T5">new</text:span> password, if necessary, but <text:span text:style-name="T5">cannot</text:span> determine any existing password. <text:s/><text:span text:style-name="T6">You can change your username or password by selecting the Person Edit menu item. <text:s/>If you do not take any action on a displayed page within about 30 min., you will timeout and will have to login again. <text:s/>Note that if using a subdirectory of the website (eg. sr2smcbc.org/training/), a timeout will take you back to the base directory (eg. sr2smcbc.org) so you must re-enter the URL with the subdirectory.</text:span></text:p>
      <text:p text:style-name="P3"/>
      <text:p text:style-name="P1"/>
      <text:p text:style-name="P24"/>
      <text:h text:style-name="P32" text:outline-level="3"><text:bookmark-start text:name="__RefHeading__4706_2008214805"/>Timelog Entry<text:bookmark-end text:name="__RefHeading__4706_2008214805"/></text:h>
      <text:p text:style-name="P6"/>
      <text:p text:style-name="P11">To enter your hours, select Time Log Entry from the menu. <text:s/>Then...</text:p>
      <text:p text:style-name="P11"/>
      <text:p text:style-name="P11"><text:span text:style-name="T8">1. </text:span><text:span text:style-name="T10">Project Select:</text:span><text:span text:style-name="T12"> <text:s/></text:span>If you are allowed to enter hours in more than one project, the Project Select page will allow you to select which one (or ones) will show up later. <text:s/>To select more than one, use Ctrl-Click. <text:s/>If only one project is allowed, you will automatically go on to the Date Select page.</text:p>
      <text:p text:style-name="P6"/>
      <text:p text:style-name="P8"><text:span text:style-name="T9">2. </text:span><text:span text:style-name="T11">List Style/</text:span><text:span text:style-name="T9">Date Select:</text:span><text:span text:style-name="T7"> <text:s/>You can c</text:span>hoose <text:span text:style-name="T13">to show your hours in a grouped (ie., tabular – much like a spreadsheet) style or as a single hour entry per line</text:span>.</text:p>
      <text:p text:style-name="P8"/>
      <text:p text:style-name="P8"><text:span text:style-name="T14">You can enter the From/To (inclusive) date range to display. <text:s text:c="2"/>Or, for convenience, c</text:span>hoose <text:span text:style-name="T14">to display the</text:span> week <text:span text:style-name="T14">(Mon-Sun)</text:span> <text:span text:style-name="T14">or</text:span> month <text:span text:style-name="T14">which includes the From date (in either case, the To date is ignored)</text:span>. <text:s/><text:span text:style-name="T14">Initially, the From date displays Monday of last week.</text:span></text:p>
      <text:p text:style-name="P6"/>
      <text:p text:style-name="P10">To use the calendar to set <text:span text:style-name="T15">the</text:span> <text:span text:style-name="T15">F</text:span>rom <text:span text:style-name="T15">or T</text:span>o <text:span text:style-name="T15">date</text:span>, drag the date from the calendar and drop into any corresponding date field. <text:s/><text:span text:style-name="T14">Previous/Next will go back or forward one month.</text:span></text:p>
      <text:p text:style-name="P6"/>
      <text:p text:style-name="P13"><text:span text:style-name="T8">3. Log Entry</text:span>: <text:s/><text:span text:style-name="T16">If two or more projects have been selected, click the appropriate tab to display the entered hours of any one of them.</text:span></text:p>
      <text:p text:style-name="P13"/>
      <text:p text:style-name="P14">To enter hours for a new activity, click the Add icon on the far left then select task, subtask, and school account; type in the activity description; enter your hours for any or all days; then click Submit on the far left; the hours are now in the database and should be showing on the page. <text:s/>Click Cancel at any time to forget it.</text:p>
      <text:p text:style-name="P14"/>
      <text:p text:style-name="P15">To change hours for an existing activity, click the sequence number on the far left; enter new hours or change existing; to remove an existing hour entry, enter 0. <text:s/>Click on any activity description to edit it.</text:p>
      <text:p text:style-name="P15"/>
      <text:p text:style-name="P15">To enter class/event counts, first enter the normal hours then go back to update the activity. <text:s/>Click the class/event popup symbol below your entered hours to show the class/event entry screen. <text:s/>Click Return to come back to the log entry.</text:p>
      <text:p text:style-name="P13"/>
      <text:p text:style-name="P25">If a description (task, subtask, etc.) is truncated, hover the cursor over it to see the full description.</text:p>
      <text:p text:style-name="P9"/>
      <text:p text:style-name="P12">The activity description applies to all the hours <text:span text:style-name="T3">entered</text:span> on the line (it is a single entry in the database <text:span text:style-name="T17">that each hour record points to</text:span>). <text:s/>To continue using this description <text:span text:style-name="T2">for</text:span> subsequent <text:span text:style-name="T2">entries, select a date range that includes both the existing entry date and the new entry date. <text:s/>Any new hours entered will now point to this activity record.</text:span></text:p>
      <text:p text:style-name="P12"/>
      <text:p text:style-name="P26">The administrator can close a project to the entry of new hours. <text:s/>You can see your closed hours (they have a pink background) but you can't change them or enter new hours on or before the close date.</text:p>
      <text:p text:style-name="P3"/>
      <text:p text:style-name="P2"/>
      <text:h text:style-name="P32" text:outline-level="3"><text:bookmark-start text:name="__RefHeading__4708_2008214805"/><text:soft-page-break/>Download a Timesheet<text:bookmark-end text:name="__RefHeading__4708_2008214805"/></text:h>
      <text:p text:style-name="P2"/>
      <text:p text:style-name="P5"><text:span text:style-name="T18">If you want a copy of your timelog sent to your machine, use t</text:span>he Download button on the <text:span text:style-name="T18">T</text:span>imelog <text:span text:style-name="T18">Entry</text:span> page. <text:s/><text:span text:style-name="T18">It will send to your browser a “comma separated variables” file (or “dot csv” refering to the .csv file extension) of the data showing on the page. <text:s/>Check your browser preferences to see just where on your machine the file will go. <text:s/>Note that data for all selected projects will be sent, not just the one displayed.</text:span> <text:s/>If there is not any time recorded <text:span text:style-name="T18">on the page,</text:span> nothing will be downloaded but there should be a message to that effect.</text:p>
      <text:p text:style-name="P2"/>
      <text:p text:style-name="P28">All spreadsheets will accept the import of this .csv file but it will make little sense to you. <text:s/>We have prepared a 'template' spreadsheet that will read in this file and format it in a readable fashion. <text:s/>Ask your administrator for a copy and instructions on how to use it.</text:p>
      <text:p text:style-name="P7"/>
      <text:p text:style-name="P7"/>
      <text:h text:style-name="P32" text:outline-level="3"><text:bookmark-start text:name="__RefHeading__546_1884379684"/>Input Integrity<text:bookmark-end text:name="__RefHeading__546_1884379684"/></text:h>
      <text:p text:style-name="P31"/>
      <text:p text:style-name="P30"><text:span text:style-name="T28">It is possible to enter text that, without proper editing, can be used by a knowledgeable person to gain considerable control over the database and the system. <text:s/>Therefore we do that proper editing. <text:s/>Text fields such as names, descriptions, and the like are limited to the alphabet, digits (0-9), and these five special characters: ampersand(&amp;), underscore(_), dash or minus(-), period(.), and comma(,). <text:s/>Spaces before and after are truncated off. <text:s/>One exception is the user's password which can use any character.</text:span></text:p>
      <text:p text:style-name="P29"/>
      <text:p text:style-name="P7"/>
      <text:h text:style-name="P32" text:outline-level="3"><text:bookmark-start text:name="__RefHeading__4710_2008214805"/>Close time entry<text:bookmark-end text:name="__RefHeading__4710_2008214805"/></text:h>
      <text:p text:style-name="P6"/>
      <text:p text:style-name="P6"><text:span text:style-name="T3">To prevent anyone changing entered hours after an invoice has been created, go to th</text:span>e project edit page <text:span text:style-name="T3">and</text:span> set <text:span text:style-name="T3">the</text:span> close date. <text:s/><text:span text:style-name="T1">Users cannot enter time for a date on or prior to this date.</text:span> <text:s/>Probably a good idea to warn users, <text:span text:style-name="T1">via email,</text:span> about it a few days in advance <text:span text:style-name="T1">of when it will be set</text:span>. <text:s/>If there are mistakes or some latecomer really, really has to get <text:span text:style-name="T1">some time</text:span> in <text:span text:style-name="T1">prior to</text:span> the <text:span text:style-name="T1">close date, an admin with the proper permissions can temporarily reset the date to allow the miscreant to enter the hours – or the admin can enter the hours themselves, if they have the proper permisssions. <text:s/>When the changes are made, reset the close date.</text:span></text:p>
      <text:p text:style-name="P2"/>
      <text:p text:style-name="P2"/>
      <text:h text:style-name="P32" text:outline-level="3"><text:bookmark-start text:name="__RefHeading__4712_2008214805"/>Create an Invoice<text:bookmark-end text:name="__RefHeading__4712_2008214805"/></text:h>
      <text:p text:style-name="P4"/>
      <text:p text:style-name="P4"><text:span text:style-name="T19">Select </text:span>Download <text:span text:style-name="T19">Invoice Logs from the menu, select the project if necessary, set the date range, then click download.</text:span> <text:s/><text:span text:style-name="T19">Select Download Task Report from the menu, select the project if necessary, set the end date for the last date of the invoice period, then click download.</text:span></text:p>
      <text:p text:style-name="P4"/>
      <text:p text:style-name="P4">Open the invoice <text:span text:style-name="T19">spreadsheet</text:span> template. <text:s/>If macros are disabled for security reasons, they must be enabled. <text:s/>In Libre Office:</text:p>
      <text:p text:style-name="P2"><text:tab/>Tools-&gt;Options-&gt;LibreOffice-&gt;security-&gt;Macro Security-&gt;Medium</text:p>
      <text:p text:style-name="P2">Re-open the template.</text:p>
      <text:p text:style-name="P2"/>
      <text:p text:style-name="P2"><text:soft-page-break/>After enabling macros, re-open the template. <text:s/>It should say there are macros and do you want to continue. <text:s/>After clicking continue (or whatever), it will think a few seconds then ask you <text:span text:style-name="T19">1)</text:span> <text:span text:style-name="T4">to</text:span> point to the downloaded timelog, <text:span text:style-name="T19">2) indicate where the invoice is to be placed,</text:span> and <text:span text:style-name="T19">3)</text:span> <text:span text:style-name="T4">to point to the downloaded</text:span> taskreport. <text:s/>You can <text:span text:style-name="T19">then</text:span> watch it filling <text:span text:style-name="T19">up</text:span> the <text:span text:style-name="T19">new invoice</text:span> spreadsheet. <text:s/>Actually, it opens a new spreadsheet and fills it with the data. <text:s/>When done, it will close the new one and come back to the template which you then close and go find where <text:span text:style-name="T19">you wanted </text:span>the new invoice spreadsheet saved.</text:p>
      <text:p text:style-name="P2"/>
      <text:p text:style-name="P2"/>
      <text:h text:style-name="P33" text:outline-level="3"><text:bookmark-start text:name="__RefHeading__319_1596982838"/>Set Rates<text:bookmark-end text:name="__RefHeading__319_1596982838"/></text:h>
      <text:p text:style-name="P2"/>
      <text:p text:style-name="P20">Before a person can log in hours to a project, they must have an hourly rate set for that project (the rate can be 0) <text:span text:style-name="T20">which encompasses that date:</text:span> <text:s/><text:span text:style-name="T20">a</text:span> Rate has a required Effective AsOf and an optional Expires After date. <text:s/><text:span text:style-name="T20">When</text:span> a person is given a new rate, generally, the new rate is Effective AsOf the day after the Expires After date <text:span text:style-name="T20">of the old rate</text:span>, or alternatively, the <text:span text:style-name="T20">old</text:span> rate Expires After the day prior to the new Effective AsOf date, <text:span text:style-name="T20">ie. the dates are chained</text:span>. <text:s/><text:span text:style-name="T20">And, generally, the most recent Expires After is left null until a new rate is set.</text:span></text:p>
      <text:p text:style-name="P20"/>
      <text:p text:style-name="P21">Though an existing rate can be changed without changing its dates, it is not advised especially if an invoice has been created using the previous rate. <text:s/>It is preferred to create a new rate with an Effective AsOf date.</text:p>
      <text:p text:style-name="P21"/>
      <text:p text:style-name="P21">When creating a new rate, the old rate's Expires After date will be automatically set but can be changed if necessary (leaving a gap in effective dates). <text:s/>The Effective AsOf date can also be changed but neither date can be changed if it w<text:span text:style-name="T25">ould</text:span> leave <text:span text:style-name="T25">a gap where</text:span> a previously entered timelog <text:span text:style-name="T25">is</text:span> without an effective rate.</text:p>
      <text:p text:style-name="P2"/>
      <text:p text:style-name="P2"/>
      <text:h text:style-name="P32" text:outline-level="3"><text:bookmark-start text:name="__RefHeading__258_1998279467"/>Add/Inactivate Personnel<text:bookmark-end text:name="__RefHeading__258_1998279467"/></text:h>
      <text:p text:style-name="P22"/>
      <text:p text:style-name="P22">Use the Person Edit menu item to add a new person to the organization or to change a person's info. <text:s/>You can also use this page to see a list of the existing personnel.</text:p>
      <text:p text:style-name="P22"/>
      <text:p text:style-name="P22">A person is not deleted from the system. <text:s/>Rather they are given an Inactive AsOf date after which they can no longer log in to the system.</text:p>
      <text:p text:style-name="P19"/>
      <text:p text:style-name="P19"/>
      <text:h text:style-name="P32" text:outline-level="3"><text:bookmark-start text:name="__RefHeading__4714_2008214805"/>Grant/Revoke Permits<text:bookmark-end text:name="__RefHeading__4714_2008214805"/></text:h>
      <text:p text:style-name="P2"/>
      <text:p text:style-name="P23">Although this document has several references to an 'administrator', the system has no concept of user roles, such as administrator. <text:s/>Rather, it defines 'permissions' to perform given procedures. <text:s/>For example, <text:span text:style-name="T21">a user must have</text:span> permission <text:span text:style-name="T21">(or have a 'permit')</text:span> to <text:span text:style-name="T21">set Hourly Rates.</text:span></text:p>
      <text:p text:style-name="P2"/>
      <text:p text:style-name="P2"><text:span text:style-name="T21">How does a user get a specific permit? <text:s/>By being granted that permit by another user who has the permission to grant and also has the permit being granted. <text:s/>So, even though an 'administrator' has permission to grant/revoke permits, they can grant/revoke only those permissions they have. <text:s/>Also, they</text:span> <text:soft-page-break/>cannot <text:span text:style-name="T4">grant/revoke their</text:span> own permissions.</text:p>
      <text:p text:style-name="P2"/>
      <text:p text:style-name="P23"><text:span text:style-name="T22">Permissions are grouped into three hierarchical groups: <text:s/></text:span><text:span text:style-name="T23">System</text:span> <text:span text:style-name="T22">wide permits are technical and for the use of system support; O</text:span><text:span text:style-name="T23">rganization</text:span> <text:span text:style-name="T22">permits are granted for a single organization (the system can support multiple orgs), such as adding a new project; </text:span><text:span text:style-name="T24">P</text:span><text:span text:style-name="T23">roject</text:span> <text:span text:style-name="T22">permits, likewise, are granted for a specific project within the organization.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5:42:18.989954113</meta:creation-date>
    <dc:date>2015-07-03T16:15:29.482260915</dc:date>
    <meta:editing-duration>PT14H40M28S</meta:editing-duration>
    <meta:editing-cycles>28</meta:editing-cycles>
    <meta:generator>LibreOffice/4.3.7.2$Linux_X86_64 LibreOffice_project/430m0$Build-2</meta:generator>
    <meta:print-date>2014-07-02T13:06:58.684481349</meta:print-date>
    <meta:document-statistic meta:table-count="0" meta:image-count="0" meta:object-count="0" meta:page-count="5" meta:paragraph-count="53" meta:word-count="1579" meta:character-count="9048" meta:non-whitespace-character-count="7460"/>
  </office:meta>
</office:document-meta>
</file>